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nsolasRegular, quo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9f58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style:text-underline-style="none" officeooo:paragraph-rsid="0010303f" style:text-blinking="false" fo:background-color="#f8f9fa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fo:font-style="normal" style:text-underline-style="none" fo:font-weight="normal" officeooo:paragraph-rsid="0013ee9b" style:text-blinking="false" fo:background-color="transparent" style:font-size-asian="14pt" style:font-size-complex="14pt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fo:font-style="normal" style:text-underline-style="none" fo:font-weight="normal" officeooo:paragraph-rsid="001220df" style:text-blinking="false" fo:background-color="transparent" style:font-size-asian="14pt" style:font-size-complex="14pt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fo:font-style="normal" style:text-underline-style="none" fo:font-weight="normal" officeooo:paragraph-rsid="0016569b" style:text-blinking="false" fo:background-color="transparent" style:font-size-asian="14pt" style:font-size-complex="14pt" loext:padding="0cm" loext:border="non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fo:font-style="normal" style:text-underline-style="none" fo:font-weight="normal" officeooo:rsid="00159f58" officeooo:paragraph-rsid="00159f58" style:text-blinking="false" fo:background-color="transparent" style:font-size-asian="14pt" style:font-size-complex="14pt" loext:padding="0cm" loext:border="none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pl" fo:country="PL" fo:font-style="normal" style:text-underline-style="none" fo:font-weight="normal" officeooo:paragraph-rsid="001220df" style:text-blinking="false" fo:background-color="#f8f9fa" style:font-size-asian="14pt" style:font-size-complex="14pt"/>
    </style:style>
    <style:style style:name="P8" style:family="paragraph" style:parent-style-name="Standard">
      <style:text-properties style:font-name="Arial" fo:font-size="14pt" officeooo:paragraph-rsid="0010303f" style:font-size-asian="14pt" style:font-size-complex="14pt"/>
    </style:style>
    <style:style style:name="P9" style:family="paragraph" style:parent-style-name="Standard">
      <style:text-properties style:font-name="Arial" fo:font-size="14pt" officeooo:paragraph-rsid="001220df" style:font-size-asian="14pt" style:font-size-complex="14pt"/>
    </style:style>
    <style:style style:name="P10" style:family="paragraph" style:parent-style-name="Standard">
      <style:text-properties style:font-name="Arial" fo:font-size="14pt" officeooo:paragraph-rsid="0013ee9b" style:font-size-asian="14pt" style:font-size-complex="14pt"/>
    </style:style>
    <style:style style:name="P11" style:family="paragraph" style:parent-style-name="Standard">
      <style:text-properties style:font-name="Arial" fo:font-size="14pt" officeooo:paragraph-rsid="0016569b" style:font-size-asian="14pt" style:font-size-complex="14pt"/>
    </style:style>
    <style:style style:name="P12" style:family="paragraph" style:parent-style-name="Standard">
      <style:text-properties style:font-name="Arial" fo:font-size="14pt" officeooo:paragraph-rsid="00159f58" style:font-size-asian="14pt" style:font-size-complex="14pt"/>
    </style:style>
    <style:style style:name="T1" style:family="text">
      <style:text-properties fo:font-variant="normal" fo:text-transform="none" fo:color="#bc7a00" style:text-line-through-style="none" style:text-line-through-type="none" fo:letter-spacing="normal" fo:language="pl" fo:country="P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letter-spacing="normal" fo:language="pl" fo:country="PL" style:text-underline-style="none" style:text-blinking="false" fo:background-color="#f8f9fa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letter-spacing="normal" fo:language="pl" fo:country="PL" style:text-underline-style="none" officeooo:rsid="0013ee9b" style:text-blinking="false" fo:background-color="#f8f9fa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letter-spacing="normal" fo:language="pl" fo:country="P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fo:letter-spacing="normal" fo:language="pl" fo:country="PL" fo:font-style="normal" style:text-underline-style="none" fo:font-weight="normal" officeooo:rsid="001220df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fo:letter-spacing="normal" fo:language="pl" fo:country="PL" fo:font-style="normal" style:text-underline-style="none" fo:font-weight="normal" officeooo:rsid="0013ee9b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fo:letter-spacing="normal" fo:language="pl" fo:country="PL" fo:font-style="normal" style:text-underline-style="none" fo:font-weight="normal" officeooo:rsid="00159f58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408080" style:text-line-through-style="none" style:text-line-through-type="none" fo:letter-spacing="normal" fo:language="pl" fo:country="PL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8000" style:text-line-through-style="none" style:text-line-through-type="none" fo:letter-spacing="normal" fo:language="pl" fo:country="P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b00040" style:text-line-through-style="none" style:text-line-through-type="none" fo:letter-spacing="normal" fo:language="pl" fo:country="P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666666" style:text-line-through-style="none" style:text-line-through-type="none" fo:letter-spacing="normal" fo:language="pl" fo:country="P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fo:letter-spacing="normal" fo:language="pl" fo:country="PL" fo:font-style="normal" style:text-underline-style="none" fo:font-weight="normal" officeooo:rsid="001220df" style:text-blinking="false" fo:background-color="transparent" loext:char-shading-value="0"/>
    </style:style>
    <style:style style:name="T13" style:family="text">
      <style:text-properties fo:font-variant="normal" fo:text-transform="none" fo:color="#0000ff" style:text-line-through-style="none" style:text-line-through-type="none" fo:letter-spacing="normal" fo:language="pl" fo:country="PL" fo:font-style="normal" style:text-underline-style="none" fo:font-weight="bold" officeooo:rsid="001220df" style:text-blinking="false" fo:background-color="transparent" loext:char-shading-value="0"/>
    </style:style>
    <style:style style:name="T14" style:family="text">
      <style:text-properties fo:font-variant="normal" fo:text-transform="none" fo:color="#0000ff" style:text-line-through-style="none" style:text-line-through-type="none" fo:letter-spacing="normal" fo:language="pl" fo:country="PL" fo:font-style="normal" style:text-underline-style="none" fo:font-weight="bold" officeooo:rsid="0013ee9b" style:text-blinking="false" fo:background-color="transparent" loext:char-shading-value="0"/>
    </style:style>
    <style:style style:name="T15" style:family="text">
      <style:text-properties fo:font-variant="normal" fo:text-transform="none" fo:color="#0000ff" style:text-line-through-style="none" style:text-line-through-type="none" fo:letter-spacing="normal" fo:language="pl" fo:country="P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officeooo:rsid="00165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#include</text:span><text:span text:style-name="T2"> </text:span><text:span text:style-name="T8">&lt;iostream&gt;</text:span><text:span text:style-name="T2"> </text:span></text:p>
      <text:p text:style-name="P2"><text:s/></text:p>
      <text:p text:style-name="P9"><text:span text:style-name="T9">class</text:span><text:span text:style-name="T2"> </text:span><text:span text:style-name="T13">Meter</text:span><text:span text:style-name="T2"> </text:span></text:p>
      <text:p text:style-name="P9"><text:span text:style-name="T4">{</text:span><text:span text:style-name="T2"> </text:span></text:p>
      <text:p text:style-name="P9"><text:span text:style-name="T9">public</text:span><text:span text:style-name="T11">:</text:span><text:span text:style-name="T2"> </text:span></text:p>
      <text:p text:style-name="P9"><text:span text:style-name="T9">virtual</text:span><text:span text:style-name="T2"> </text:span><text:span text:style-name="T10">float</text:span><text:span text:style-name="T2"> </text:span><text:span text:style-name="T4">pole()</text:span><text:span text:style-name="T2"> </text:span><text:span text:style-name="T9">const</text:span></text:p>
      <text:p text:style-name="P9"><text:span text:style-name="T2"><text:s/></text:span><text:span text:style-name="T4">{</text:span><text:span text:style-name="T2"> </text:span><text:span text:style-name="T9">return</text:span><text:span text:style-name="T2"> </text:span><text:span text:style-name="T12">0</text:span><text:span text:style-name="T4">;</text:span><text:span text:style-name="T2"> </text:span><text:span text:style-name="T4">}</text:span><text:span text:style-name="T2"> </text:span></text:p>
      <text:p text:style-name="P9"><text:span text:style-name="T4">};</text:span><text:span text:style-name="T2"> </text:span></text:p>
      <text:p text:style-name="P9"><text:span text:style-name="T9">class</text:span><text:span text:style-name="T2"> </text:span><text:span text:style-name="T13">Centymetr</text:span><text:span text:style-name="T2"> </text:span><text:span text:style-name="T11">:</text:span><text:span text:style-name="T2"> </text:span><text:span text:style-name="T9">public</text:span><text:span text:style-name="T2"> </text:span><text:span text:style-name="T5">Meter</text:span><text:span text:style-name="T2"> </text:span></text:p>
      <text:p text:style-name="P9"><text:span text:style-name="T4">{</text:span><text:span text:style-name="T2"> </text:span></text:p>
      <text:p text:style-name="P9"><text:span text:style-name="T9">public</text:span><text:span text:style-name="T11">:</text:span><text:span text:style-name="T2"> </text:span></text:p>
      <text:p text:style-name="P9"><text:span text:style-name="T4">Kwadrat(</text:span><text:span text:style-name="T2"> </text:span><text:span text:style-name="T9">const</text:span><text:span text:style-name="T2"> </text:span><text:span text:style-name="T10">float</text:span><text:span text:style-name="T2"> </text:span><text:span text:style-name="T4">bok</text:span><text:span text:style-name="T2"> </text:span><text:span text:style-name="T4">)</text:span><text:span text:style-name="T2"> </text:span><text:span text:style-name="T11">:</text:span><text:span text:style-name="T2"> </text:span><text:span text:style-name="T4">a(</text:span><text:span text:style-name="T2"> </text:span><text:span text:style-name="T4">bok</text:span><text:span text:style-name="T2"> </text:span><text:span text:style-name="T4">)</text:span><text:span text:style-name="T2"> </text:span><text:span text:style-name="T4">{}</text:span><text:span text:style-name="T2"> </text:span></text:p>
      <text:p text:style-name="P9"><text:span text:style-name="T10">float</text:span><text:span text:style-name="T2"> </text:span><text:span text:style-name="T4">pole()</text:span><text:span text:style-name="T2"> </text:span><text:span text:style-name="T9">const</text:span><text:span text:style-name="T2"> </text:span></text:p>
      <text:p text:style-name="P9"><text:span text:style-name="T4">{</text:span><text:span text:style-name="T2"> </text:span><text:span text:style-name="T9">return</text:span><text:span text:style-name="T2"> </text:span><text:span text:style-name="T4">a</text:span><text:span text:style-name="T2"> </text:span><text:span text:style-name="T11">*</text:span><text:span text:style-name="T2"> </text:span><text:span text:style-name="T4">a;</text:span><text:span text:style-name="T2"> </text:span><text:span text:style-name="T4">}</text:span><text:span text:style-name="T2"> </text:span></text:p>
      <text:p text:style-name="P9"><text:span text:style-name="T9">private</text:span><text:span text:style-name="T11">:</text:span><text:span text:style-name="T2"> </text:span></text:p>
      <text:p text:style-name="P10"><text:span text:style-name="T10">float</text:span><text:span text:style-name="T2"> </text:span><text:span text:style-name="T4">a;</text:span></text:p>
      <text:p text:style-name="P10"><text:span text:style-name="T4">};</text:span><text:span text:style-name="T2"> </text:span></text:p>
      <text:p text:style-name="P9"><text:span text:style-name="T9">class</text:span><text:span text:style-name="T2"> </text:span><text:span text:style-name="T14">Decymetr</text:span><text:span text:style-name="T2"> </text:span><text:span text:style-name="T11">:</text:span><text:span text:style-name="T2"> </text:span><text:span text:style-name="T9">public</text:span><text:span text:style-name="T2"> </text:span><text:span text:style-name="T6">Meter</text:span><text:span text:style-name="T2"> </text:span></text:p>
      <text:p text:style-name="P9"><text:span text:style-name="T4">{</text:span><text:span text:style-name="T2"> </text:span></text:p>
      <text:p text:style-name="P9"><text:span text:style-name="T9">public</text:span><text:span text:style-name="T11">:</text:span><text:span text:style-name="T2"> </text:span></text:p>
      <text:p text:style-name="P10"><text:span text:style-name="T2"><text:s/></text:span><text:span text:style-name="T4">Kwadrat(</text:span><text:span text:style-name="T2"> </text:span><text:span text:style-name="T9">const</text:span><text:span text:style-name="T2"> </text:span><text:span text:style-name="T10">float</text:span><text:span text:style-name="T2"> </text:span><text:span text:style-name="T4">bok</text:span><text:span text:style-name="T2"> </text:span><text:span text:style-name="T4">)</text:span><text:span text:style-name="T2"> </text:span><text:span text:style-name="T11">:</text:span><text:span text:style-name="T2"> </text:span><text:span text:style-name="T4">a(</text:span><text:span text:style-name="T2"> </text:span><text:span text:style-name="T4">bok</text:span><text:span text:style-name="T2"> </text:span><text:span text:style-name="T4">)</text:span><text:span text:style-name="T2"> </text:span><text:span text:style-name="T4">{}</text:span><text:span text:style-name="T2"> </text:span></text:p>
      <text:p text:style-name="P10"><text:span text:style-name="T10">float</text:span><text:span text:style-name="T2"> </text:span><text:span text:style-name="T4">pole()</text:span><text:span text:style-name="T2"> </text:span><text:span text:style-name="T9">const</text:span><text:span text:style-name="T2"> </text:span></text:p>
      <text:p text:style-name="P10"><text:span text:style-name="T4">{</text:span><text:span text:style-name="T2"> </text:span><text:span text:style-name="T9">return</text:span><text:span text:style-name="T2"> </text:span><text:span text:style-name="T4">a</text:span><text:span text:style-name="T2"> </text:span><text:span text:style-name="T11">*</text:span><text:span text:style-name="T2"> </text:span><text:span text:style-name="T4">a;</text:span><text:span text:style-name="T2"> </text:span><text:span text:style-name="T4">}</text:span><text:span text:style-name="T2"> </text:span></text:p>
      <text:p text:style-name="P10"><text:span text:style-name="T9">private</text:span><text:span text:style-name="T11">:</text:span><text:span text:style-name="T2"> </text:span></text:p>
      <text:p text:style-name="P10"><text:span text:style-name="T10">float</text:span><text:span text:style-name="T2"> </text:span><text:span text:style-name="T4">a;</text:span></text:p>
      <text:p text:style-name="P3">};</text:p>
      <text:p text:style-name="P9"><text:span text:style-name="T10">void</text:span><text:span text:style-name="T2"> </text:span><text:span text:style-name="T15">wyswietlPole</text:span><text:span text:style-name="T4">(</text:span><text:span text:style-name="T2"> </text:span><text:span text:style-name="T6">Meter</text:span><text:span text:style-name="T2"> </text:span><text:span text:style-name="T11">&amp;</text:span><text:span text:style-name="T6">meter</text:span><text:span text:style-name="T2"> </text:span><text:span text:style-name="T4">)</text:span><text:span text:style-name="T2"> </text:span></text:p>
      <text:p text:style-name="P10"><text:span text:style-name="T4">{</text:span><text:span text:style-name="T2"> </text:span><text:span text:style-name="T4">cout</text:span><text:span text:style-name="T2"> </text:span><text:span text:style-name="T11">&lt;&lt;</text:span><text:span text:style-name="T2"> </text:span><text:span text:style-name="T3">m</text:span><text:span text:style-name="T4">.pole()</text:span><text:span text:style-name="T2"> </text:span><text:span text:style-name="T11">&lt;&lt;</text:span><text:span text:style-name="T2"> </text:span><text:span text:style-name="T4">endl;</text:span><text:span text:style-name="T2"> </text:span></text:p>
      <text:p text:style-name="P10"><text:span text:style-name="T9">return</text:span><text:span text:style-name="T4">;</text:span><text:span text:style-name="T2"> </text:span><text:span text:style-name="T4">}</text:span><text:span text:style-name="T2"> </text:span></text:p>
      <text:p text:style-name="P7"/>
      <text:p text:style-name="P9"><text:span text:style-name="T10">int</text:span><text:span text:style-name="T2"> </text:span><text:span text:style-name="T15">main</text:span><text:span text:style-name="T4">()</text:span><text:span text:style-name="T2"> </text:span></text:p>
      <text:p text:style-name="P4">{</text:p>
      <text:p text:style-name="P11">while (true) <text:s text:c="3"/></text:p>
      <text:p text:style-name="P11">{ <text:s text:c="7"/></text:p>
      <text:p text:style-name="P11">cout &lt;&lt; "\n\nWybierz opcje z menu\n1. Oblicz pole kwadratu\n2. Opusc program\n\nWybieram.. "; <text:s text:c="7"/></text:p>
      <text:p text:style-name="P11">cin &gt;&gt; menu; <text:s text:c="7"/></text:p>
      <text:p text:style-name="P11">switch (menu) <text:s text:c="6"/></text:p>
      <text:p text:style-name="P11">{ <text:s text:c="11"/></text:p>
      <text:p text:style-name="P11">case 1:{ <text:s text:c="20"/></text:p>
      <text:p text:style-name="P11"><text:s/>int a; <text:s text:c="21"/></text:p>
      <text:p text:style-name="P11">cout &lt;&lt; "\n\nPodaj dlugosc boku kwadratu <text:span text:style-name="T16">w centymetrach</text:span>: "; <text:s text:c="21"/></text:p>
      <text:p text:style-name="P11">cin &gt;&gt; a; <text:s text:c="21"/></text:p>
      <text:p text:style-name="P11">cout &lt;&lt; "\nPole tego kwadratu <text:span text:style-name="T16">wcentymetrach</text:span> wynosi: " &lt;&lt; a*a; <text:s text:c="21"/></text:p>
      <text:p text:style-name="P11">break; <text:s text:c="18"/></text:p>
      <text:p text:style-name="P11"><text:soft-page-break/>} <text:s/></text:p>
      <text:p text:style-name="P11">case <text:span text:style-name="T16">2</text:span>:{ <text:s text:c="20"/></text:p>
      <text:p text:style-name="P11"><text:s/>int a; <text:s text:c="21"/></text:p>
      <text:p text:style-name="P11">cout &lt;&lt; "\n\nPodaj dlugosc boku kwadratu <text:span text:style-name="T16">w decymetrach</text:span>: "; <text:s text:c="21"/></text:p>
      <text:p text:style-name="P11">cin &gt;&gt; a; <text:s text:c="21"/></text:p>
      <text:p text:style-name="P11">cout &lt;&lt; "\nPole tego kwadratu <text:span text:style-name="T16">w decymetrach</text:span> wynosi: " &lt;&lt; a*a; <text:s text:c="21"/></text:p>
      <text:p text:style-name="P11">break; <text:s text:c="18"/></text:p>
      <text:p text:style-name="P11">} <text:s text:c="19"/></text:p>
      <text:p text:style-name="P11">case 2:return 0; <text:s text:c="7"/></text:p>
      <text:p text:style-name="P11">} <text:s text:c="3"/></text:p>
      <text:p text:style-name="P5">}}</text:p>
      <text:p text:style-name="P6">Meter**tablica = new Meter*[2];</text:p>
      <text:p text:style-name="P6">tablica[0] = new Centymetr();</text:p>
      <text:p text:style-name="P6">tablica[1] = new Decymetr();</text:p>
      <text:p text:style-name="P6">for (i=0; i&lt;2; i++)</text:p>
      <text:p text:style-name="P6">{tablica [i]→zatrzymaj();}</text:p>
      <text:p text:style-name="P6">system („pause”);</text:p>
      <text:p text:style-name="P6">return 0;</text:p>
      <text:p text:style-name="P12"><text:span text:style-name="T7">Meter</text:span><text:span text:style-name="T2"> </text:span><text:span text:style-name="T4">jakas</text:span><text:span text:style-name="T6">Meter</text:span><text:span text:style-name="T4">;</text:span><text:span text:style-name="T2"> </text:span></text:p>
      <text:p text:style-name="P12"><text:span text:style-name="T7">Centymetr</text:span><text:span text:style-name="T2"> </text:span><text:span text:style-name="T4">jakis</text:span><text:span text:style-name="T6">Centymetr</text:span><text:span text:style-name="T4">(</text:span><text:span text:style-name="T2"> </text:span><text:span text:style-name="T11">5</text:span><text:span text:style-name="T2"> </text:span><text:span text:style-name="T4">);</text:span><text:span text:style-name="T2"> </text:span></text:p>
      <text:p text:style-name="P9"><text:span text:style-name="T7">Decymetr</text:span><text:span text:style-name="T2"> </text:span><text:span text:style-name="T4">jakies</text:span><text:span text:style-name="T6">Decymetr</text:span><text:span text:style-name="T4">(</text:span><text:span text:style-name="T2"> </text:span><text:span text:style-name="T11">3</text:span><text:span text:style-name="T2"> </text:span><text:span text:style-name="T4">);</text:span><text:span text:style-name="T2"> </text:span></text:p>
      <text:p text:style-name="P9"><text:span text:style-name="T4">Figura</text:span><text:span text:style-name="T2"> </text:span><text:span text:style-name="T11">*</text:span><text:span text:style-name="T4">wskJakas</text:span><text:span text:style-name="T6">Meter</text:span><text:span text:style-name="T2"> </text:span><text:span text:style-name="T11">=</text:span><text:span text:style-name="T2"> </text:span><text:span text:style-name="T11">0</text:span><text:span text:style-name="T4">;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jakas</text:span><text:span text:style-name="T6">Meter</text:span><text:span text:style-name="T4">.pole()</text:span><text:span text:style-name="T2"> </text:span><text:span text:style-name="T11">&lt;&lt;</text:span><text:span text:style-name="T2"> </text:span><text:span text:style-name="T4">endl;</text:span><text:span text:style-name="T2"> 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jakisKwadrat.pole()</text:span><text:span text:style-name="T2"> </text:span><text:span text:style-name="T11">&lt;&lt;</text:span><text:span text:style-name="T2"> </text:span><text:span text:style-name="T4">endl;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jakiesKolo.pole()</text:span><text:span text:style-name="T2"> </text:span><text:span text:style-name="T11">&lt;&lt;</text:span><text:span text:style-name="T2"> </text:span><text:span text:style-name="T4">endl;</text:span></text:p>
      <text:p text:style-name="P9"><text:span text:style-name="T4">wskJakas</text:span><text:span text:style-name="T6">Meter</text:span><text:span text:style-name="T2"> </text:span><text:span text:style-name="T11">=</text:span><text:span text:style-name="T2"> </text:span><text:span text:style-name="T11">&amp;</text:span><text:span text:style-name="T4">jakas</text:span><text:span text:style-name="T6">Meter</text:span><text:span text:style-name="T4">;</text:span><text:span text:style-name="T2"> 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wskJakas</text:span><text:span text:style-name="T6">Meter</text:span><text:span text:style-name="T11">-&gt;</text:span><text:span text:style-name="T4">pole()</text:span><text:span text:style-name="T2"> </text:span><text:span text:style-name="T11">&lt;&lt;</text:span><text:span text:style-name="T2"> </text:span><text:span text:style-name="T4">endl;</text:span></text:p>
      <text:p text:style-name="P9"><text:span text:style-name="T4">wskJakas</text:span><text:span text:style-name="T6">Meter</text:span><text:span text:style-name="T2"> </text:span><text:span text:style-name="T11">=</text:span><text:span text:style-name="T2"> </text:span><text:span text:style-name="T11">&amp;</text:span><text:span text:style-name="T4">jaki</text:span><text:span text:style-name="T6">sCentymetr</text:span><text:span text:style-name="T4">;</text:span><text:span text:style-name="T2"> 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wskJakas</text:span><text:span text:style-name="T6">Meter</text:span><text:span text:style-name="T11">-&gt;</text:span><text:span text:style-name="T4">pole()</text:span><text:span text:style-name="T2"> </text:span><text:span text:style-name="T11">&lt;&lt;</text:span><text:span text:style-name="T2"> </text:span><text:span text:style-name="T4">endl;</text:span></text:p>
      <text:p text:style-name="P9"><text:span text:style-name="T4">wskJakas</text:span><text:span text:style-name="T6">Meter</text:span><text:span text:style-name="T2"> </text:span><text:span text:style-name="T11">=</text:span><text:span text:style-name="T2"> </text:span><text:span text:style-name="T11">&amp;</text:span><text:span text:style-name="T4">jakies</text:span><text:span text:style-name="T6">Decymetr</text:span><text:span text:style-name="T4">;</text:span></text:p>
      <text:p text:style-name="P9"><text:span text:style-name="T4">cout</text:span><text:span text:style-name="T2"> </text:span><text:span text:style-name="T11">&lt;&lt;</text:span><text:span text:style-name="T2"> </text:span><text:span text:style-name="T4">wskJakas</text:span><text:span text:style-name="T6">Meter</text:span><text:span text:style-name="T11">-&gt;</text:span><text:span text:style-name="T4">pole()</text:span><text:span text:style-name="T2"> </text:span><text:span text:style-name="T11">&lt;&lt;</text:span><text:span text:style-name="T2"> </text:span><text:span text:style-name="T4">endl;</text:span></text:p>
      <text:p text:style-name="P9"><text:span text:style-name="T4">wyswietlPole(</text:span><text:span text:style-name="T2"> </text:span><text:span text:style-name="T4">jakas</text:span><text:span text:style-name="T6">Meter</text:span><text:span text:style-name="T2"> </text:span><text:span text:style-name="T4">);</text:span><text:span text:style-name="T2"> <text:s/></text:span></text:p>
      <text:p text:style-name="P9"><text:span text:style-name="T4">wyswietlPole(</text:span><text:span text:style-name="T2"> </text:span><text:span text:style-name="T4">jakis</text:span><text:span text:style-name="T6">Centymetr</text:span><text:span text:style-name="T2"> </text:span><text:span text:style-name="T5">);</text:span><text:span text:style-name="T2"> </text:span></text:p>
      <text:p text:style-name="P9"><text:span text:style-name="T4">wyswietlPole(</text:span><text:span text:style-name="T2"> </text:span><text:span text:style-name="T4">jakies</text:span><text:span text:style-name="T6">Decymetr</text:span><text:span text:style-name="T2"> </text:span><text:span text:style-name="T4">);</text:span><text:span text:style-name="T2"> </text:span></text:p>
      <text:p text:style-name="P9"><text:span text:style-name="T9">return</text:span><text:span text:style-name="T2"> </text:span><text:span text:style-name="T11">0</text:span><text:span text:style-name="T4">;</text:span><text:span text:style-name="T2"> </text:span><text:span text:style-name="T4">}</text:span><text:span text:style-name="T2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nsolasRegular, quo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24:05.606000000</meta:creation-date>
    <dc:date>2018-05-03T16:57:04.592000000</dc:date>
    <meta:editing-duration>PT1H37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78" meta:word-count="261" meta:character-count="1919" meta:non-whitespace-character-count="1357"/>
  </office:meta>
</office:document-meta>
</file>